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bottom"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Aktörer_28_Stakeholders_29_" style:display-name="Aktörer(Stakeholders)" style:family="table">
      <style:table-properties style:width="15.187cm" fo:margin-left="1.254cm" fo:margin-right="0.557cm" table:align="margins" style:shadow="none"/>
    </style:style>
    <style:style style:name="Aktörer_28_Stakeholders_29_.A" style:display-name="Aktörer(Stakeholders).A" style:family="table-column">
      <style:table-column-properties style:column-width="2.381cm" style:rel-column-width="1350*"/>
    </style:style>
    <style:style style:name="Aktörer_28_Stakeholders_29_.B" style:display-name="Aktörer(Stakeholders).B" style:family="table-column">
      <style:table-column-properties style:column-width="5.689cm" style:rel-column-width="3225*"/>
    </style:style>
    <style:style style:name="Aktörer_28_Stakeholders_29_.C" style:display-name="Aktörer(Stakeholders).C" style:family="table-column">
      <style:table-column-properties style:column-width="7.117cm" style:rel-column-width="4035*"/>
    </style:style>
    <style:style style:name="Aktörer_28_Stakeholders_29_.1" style:display-name="Aktörer(Stakeholders).1" style:family="table-row">
      <style:table-row-properties style:min-row-height="0.423cm"/>
    </style:style>
    <style:style style:name="Aktörer_28_Stakeholders_29_.A1" style:display-name="Aktörer(Stakeholders).A1" style:family="table-cell">
      <style:table-cell-properties fo:background-color="#999999" fo:padding="0.097cm" fo:border-left="0.035cm solid #000000" fo:border-right="0.002cm solid #000000" fo:border-top="0.035cm solid #000000" fo:border-bottom="0.018cm solid #000000">
        <style:background-image/>
      </style:table-cell-properties>
    </style:style>
    <style:style style:name="Aktörer_28_Stakeholders_29_.B1" style:display-name="Aktörer(Stakeholders).B1" style:family="table-cell">
      <style:table-cell-properties fo:background-color="#999999" fo:padding="0.097cm" fo:border-left="0.035cm solid #000000" fo:border-right="none" fo:border-top="0.035cm solid #000000" fo:border-bottom="0.018cm solid #000000">
        <style:background-image/>
      </style:table-cell-properties>
    </style:style>
    <style:style style:name="Aktörer_28_Stakeholders_29_.C1" style:display-name="Aktörer(Stakeholders).C1" style:family="table-cell">
      <style:table-cell-properties fo:background-color="#999999" fo:padding="0.097cm" fo:border-left="0.035cm solid #000000" fo:border-right="0.035cm solid #000000" fo:border-top="0.035cm solid #000000" fo:border-bottom="0.018cm solid #000000">
        <style:background-image/>
      </style:table-cell-properties>
    </style:style>
    <style:style style:name="Aktörer_28_Stakeholders_29_.A2" style:display-name="Aktörer(Stakeholders).A2" style:family="table-cell">
      <style:table-cell-properties fo:background-color="transparent" fo:padding="0.097cm" fo:border-left="0.035cm solid #000000" fo:border-right="0.002cm solid #000000" fo:border-top="0.002cm solid #000000" fo:border-bottom="0.018cm solid #000000">
        <style:background-image/>
      </style:table-cell-properties>
    </style:style>
    <style:style style:name="Aktörer_28_Stakeholders_29_.B2" style:display-name="Aktörer(Stakeholders).B2" style:family="table-cell">
      <style:table-cell-properties fo:padding="0.097cm" fo:border-left="0.035cm solid #000000" fo:border-right="none" fo:border-top="none" fo:border-bottom="0.018cm solid #000000"/>
    </style:style>
    <style:style style:name="Aktörer_28_Stakeholders_29_.C2" style:display-name="Aktörer(Stakeholders).C2" style:family="table-cell">
      <style:table-cell-properties fo:padding="0.097cm" fo:border-left="0.035cm solid #000000" fo:border-right="0.035cm solid #000000" fo:border-top="none" fo:border-bottom="0.018cm solid #000000"/>
    </style:style>
    <style:style style:name="Aktörer_28_Stakeholders_29_.A3" style:display-name="Aktörer(Stakeholders).A3" style:family="table-cell">
      <style:table-cell-properties fo:background-color="transparent" fo:padding="0.097cm" fo:border-left="0.035cm solid #000000" fo:border-right="0.002cm solid #000000" fo:border-top="none" fo:border-bottom="0.018cm solid #000000">
        <style:background-image/>
      </style:table-cell-properties>
    </style:style>
    <style:style style:name="Aktörer_28_Stakeholders_29_.A4" style:display-name="Aktörer(Stakeholders).A4" style:family="table-cell">
      <style:table-cell-properties fo:background-color="transparent" fo:padding="0.097cm" fo:border-left="0.035cm solid #000000" fo:border-right="0.002cm solid #000000" fo:border-top="none" fo:border-bottom="0.035cm solid #000000">
        <style:background-image/>
      </style:table-cell-properties>
    </style:style>
    <style:style style:name="Aktörer_28_Stakeholders_29_.B4" style:display-name="Aktörer(Stakeholders).B4" style:family="table-cell">
      <style:table-cell-properties fo:padding="0.097cm" fo:border-left="0.035cm solid #000000" fo:border-right="none" fo:border-top="none" fo:border-bottom="0.035cm solid #000000"/>
    </style:style>
    <style:style style:name="Aktörer_28_Stakeholders_29_.C4" style:display-name="Aktörer(Stakeholders).C4" style:family="table-cell">
      <style:table-cell-properties fo:padding="0.097cm" fo:border-left="0.035cm solid #000000" fo:border-right="0.035cm solid #000000" fo:border-top="none" fo:border-bottom="0.035cm solid #000000"/>
    </style:style>
    <style:style style:name="Table1" style:family="table">
      <style:table-properties style:width="15.187cm" fo:margin-left="1.244cm" fo:margin-right="0.568cm" table:align="margins" style:shadow="none" style:writing-mode="lr-tb"/>
    </style:style>
    <style:style style:name="Table1.A" style:family="table-column">
      <style:table-column-properties style:column-width="4.392cm" style:rel-column-width="2490*"/>
    </style:style>
    <style:style style:name="Table1.B" style:family="table-column">
      <style:table-column-properties style:column-width="10.795cm" style:rel-column-width="6120*"/>
    </style:style>
    <style:style style:name="Table1.1" style:family="table-row">
      <style:table-row-properties style:keep-together="true" fo:keep-together="auto"/>
    </style:style>
    <style:style style:name="Table1.A1" style:family="table-cell">
      <style:table-cell-properties style:vertical-align="middle"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1.B1" style:family="table-cell">
      <style:table-cell-properties style:vertical-align="middle" fo:padding-left="0.191cm" fo:padding-right="0.191cm" fo:padding-top="0cm" fo:padding-bottom="0cm" fo:border-left="0.035cm solid #000000" fo:border-right="0.035cm solid #000000" fo:border-top="0.035cm solid #000000" fo:border-bottom="0.018cm solid #000000" style:writing-mode="lr-tb"/>
    </style:style>
    <style:style style:name="Table1.A2" style:family="table-cell">
      <style:table-cell-properties style:vertical-align="middle"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B2" style:family="table-cell">
      <style:table-cell-properties style:vertical-align="middle" fo:padding-left="0.191cm" fo:padding-right="0.191cm" fo:padding-top="0cm" fo:padding-bottom="0cm" fo:border-left="0.035cm solid #000000" fo:border-right="0.035cm solid #000000" fo:border-top="0.018cm solid #000000" fo:border-bottom="0.018cm solid #000000" style:writing-mode="lr-tb"/>
    </style:style>
    <style:style style:name="Table1.A4" style:family="table-cell">
      <style:table-cell-properties style:vertical-align="middle" fo:background-color="#bfbfbf"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1.B4" style:family="table-cell">
      <style:table-cell-properties style:vertical-align="middle" fo:padding-left="0.191cm" fo:padding-right="0.191cm" fo:padding-top="0cm" fo:padding-bottom="0cm" fo:border-left="0.035cm solid #000000" fo:border-right="0.035cm solid #000000" fo:border-top="0.018cm solid #000000" fo:border-bottom="0.035cm solid #000000" style:writing-mode="lr-tb"/>
    </style:style>
    <style:style style:name="Table3" style:family="table">
      <style:table-properties style:width="15.187cm" fo:margin-left="1.244cm" fo:margin-right="0.568cm" table:align="margins" style:writing-mode="lr-tb"/>
    </style:style>
    <style:style style:name="Table3.A" style:family="table-column">
      <style:table-column-properties style:column-width="4.419cm" style:rel-column-width="2505*"/>
    </style:style>
    <style:style style:name="Table3.B" style:family="table-column">
      <style:table-column-properties style:column-width="10.769cm" style:rel-column-width="6105*"/>
    </style:style>
    <style:style style:name="Table3.1" style:family="table-row">
      <style:table-row-properties style:keep-together="true" fo:keep-together="auto"/>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e3.A5" style:family="table-cell">
      <style:table-cell-properties style:vertical-align="top" fo:background-color="#bfbfbf"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3.B5"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P1"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2" style:family="paragraph" style:parent-style-name="Table_20_Contents">
      <style:paragraph-properties fo:text-align="start" style:justify-single-word="false"/>
      <style:text-properties style:font-name="Calibri" fo:font-size="10pt" style:font-name-asian="Calibri" style:font-size-asian="10pt" style:font-name-complex="Calibri" style:font-size-complex="10pt"/>
    </style:style>
    <style:style style:name="P3" style:family="paragraph" style:parent-style-name="Text_20_body">
      <style:paragraph-properties fo:margin-left="0.127cm" fo:margin-right="0cm" fo:text-indent="0cm" style:auto-text-indent="false" fo:keep-with-next="always"/>
      <style:text-properties fo:color="#000000" style:font-name="Calibri1" fo:font-size="10pt" fo:font-style="normal" style:font-size-asian="10pt" style:font-style-asian="normal" style:font-size-complex="10pt" style:font-style-complex="normal"/>
    </style:style>
    <style:style style:name="P4" style:family="paragraph" style:parent-style-name="Text_20_body">
      <style:paragraph-properties fo:margin-left="0.127cm" fo:margin-right="0cm" fo:text-indent="0cm" style:auto-text-indent="false"/>
      <style:text-properties fo:color="#000000" style:font-name="Calibri1" fo:font-size="10pt" fo:font-style="normal" style:font-size-asian="10pt" style:font-style-asian="normal" style:font-size-complex="10pt" style:font-style-complex="normal"/>
    </style:style>
    <style:style style:name="P5" style:family="paragraph" style:parent-style-name="Standard">
      <style:paragraph-properties fo:margin-top="0cm" fo:margin-bottom="0.282cm" style:line-height-at-least="0.457cm"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fo:margin-top="0cm" fo:margin-bottom="0.282cm" style:line-height-at-least="0.457cm"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7" style:family="paragraph" style:parent-style-name="Standard">
      <style:paragraph-properties fo:margin-top="0cm" fo:margin-bottom="0.282cm" style:line-height-at-least="0.457cm" style:text-autospace="none"/>
      <style:text-properties style:font-name="Calibri1" fo:font-size="10pt" fo:language="zxx" fo:country="none" fo:font-weight="normal" style:font-name-asian="Calibri" style:font-size-asian="10pt" style:font-weight-asian="normal" style:font-name-complex="Calibri" style:font-size-complex="10pt" style:font-weight-complex="normal"/>
    </style:style>
    <style:style style:name="P8" style:family="paragraph" style:parent-style-name="Standard" style:list-style-name="L5">
      <style:paragraph-properties fo:margin-top="0cm" fo:margin-bottom="0.282cm" style:line-height-at-least="0.457cm" style:text-autospace="none"/>
      <style:text-properties fo:font-size="12pt" style:font-size-asian="12pt" style:font-size-complex="12pt"/>
    </style:style>
    <style:style style:name="P9" style:family="paragraph" style:parent-style-name="Standard" style:list-style-name="L5">
      <style:paragraph-properties fo:margin-top="0cm" fo:margin-bottom="0.282cm" style:line-height-at-least="0.457cm" style:text-autospace="none"/>
      <style:text-properties fo:font-size="12pt" fo:font-weight="bold" style:font-size-asian="12pt" style:font-weight-asian="bold" style:font-size-complex="12pt" style:font-weight-complex="bold"/>
    </style:style>
    <style:style style:name="P10" style:family="paragraph" style:parent-style-name="Standard">
      <style:paragraph-properties fo:margin-left="1.245cm" fo:margin-right="0cm" fo:margin-top="0cm" fo:margin-bottom="0.282cm" style:line-height-at-least="0.457cm" fo:text-align="start" style:justify-single-word="false" fo:text-indent="0cm" style:auto-text-indent="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11" style:family="paragraph" style:parent-style-name="Standard">
      <style:paragraph-properties fo:margin-left="1.245cm" fo:margin-right="0cm" fo:margin-top="0cm" fo:margin-bottom="0.282cm" style:line-height-at-least="0.457cm" fo:text-indent="0cm" style:auto-text-indent="false" style:text-autospace="non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13"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14" style:family="paragraph" style:parent-style-name="Standard">
      <style:paragraph-properties fo:margin-left="0cm" fo:margin-right="0cm" fo:margin-top="0cm" fo:margin-bottom="0.282cm" style:line-height-at-least="0.457cm" fo:text-indent="0cm" style:auto-text-indent="false" style:text-autospace="none"/>
      <style:text-properties fo:font-size="14pt" style:font-size-asian="14pt" style:font-size-complex="14pt"/>
    </style:style>
    <style:style style:name="P15" style:family="paragraph" style:parent-style-name="Standard" style:list-style-name="L8">
      <style:paragraph-properties fo:margin-left="0cm" fo:margin-right="0cm" fo:margin-top="0cm" fo:margin-bottom="0.282cm" style:line-height-at-least="0.457cm" fo:text-indent="0cm" style:auto-text-indent="false" style:text-autospace="none"/>
      <style:text-properties fo:font-size="14pt" style:font-size-asian="14pt" style:font-size-complex="14pt"/>
    </style:style>
    <style:style style:name="P16" style:family="paragraph" style:parent-style-name="Standard">
      <style:paragraph-properties fo:margin-left="0cm" fo:margin-right="0cm" fo:margin-top="0cm" fo:margin-bottom="0.282cm" style:line-height-at-least="0.457cm" fo:text-indent="0cm" style:auto-text-indent="false" style:text-autospace="none"/>
      <style:text-properties fo:font-size="10pt" style:font-size-asian="10pt" style:font-size-complex="10pt"/>
    </style:style>
    <style:style style:name="P17" style:family="paragraph" style:parent-style-name="Standard">
      <style:paragraph-properties fo:margin-left="0cm" fo:margin-right="0cm" fo:margin-top="0cm" fo:margin-bottom="0.282cm" style:line-height-at-least="0.457cm" fo:text-indent="0cm" style:auto-text-indent="false" style:text-autospace="none"/>
      <style:text-properties style:font-name="Calibri1" fo:font-size="10pt" style:font-size-asian="10pt" style:font-size-complex="10pt"/>
    </style:style>
    <style:style style:name="P18" style:family="paragraph" style:parent-style-name="Standard">
      <style:paragraph-properties fo:margin-left="0cm" fo:margin-right="0cm" fo:margin-top="0cm" fo:margin-bottom="0.282cm" style:line-height-at-least="0.457cm" fo:text-indent="0cm" style:auto-text-indent="false" style:text-autospace="none"/>
      <style:text-properties style:font-name="Calibri1" fo:font-size="10pt" fo:language="zxx" fo:country="none" fo:font-weight="bold" style:font-name-asian="Calibri" style:font-size-asian="10pt" style:font-weight-asian="bold" style:font-name-complex="Calibri" style:font-size-complex="10pt" style:font-weight-complex="bold"/>
    </style:style>
    <style:style style:name="P19" style:family="paragraph" style:parent-style-name="Standard">
      <style:paragraph-properties fo:margin-left="0cm" fo:margin-right="0cm" fo:margin-top="0cm" fo:margin-bottom="0.282cm" style:line-height-at-least="0.457cm" fo:text-indent="0cm" style:auto-text-indent="false" style:text-autospace="none"/>
      <style:text-properties style:font-name="Calibri1" fo:font-size="12pt" style:font-size-asian="12pt" style:font-size-complex="12pt"/>
    </style:style>
    <style:style style:name="P20" style:family="paragraph" style:parent-style-name="Standard">
      <style:paragraph-properties fo:margin-left="0cm" fo:margin-right="0cm" fo:margin-top="0cm" fo:margin-bottom="0.282cm" style:line-height-at-least="0.457cm" fo:text-indent="0cm" style:auto-text-indent="false" style:text-autospace="none"/>
      <style:text-properties fo:color="#000000" style:font-name="Calibri1"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able_20_Contents">
      <style:text-properties style:font-name="Calibri1" fo:font-size="10pt" style:font-size-asian="10pt" style:font-size-complex="10pt"/>
    </style:style>
    <style:style style:name="P22" style:family="paragraph" style:parent-style-name="Table_20_Contents">
      <style:paragraph-properties fo:margin-left="0cm" fo:margin-right="0cm" fo:text-align="start" style:justify-single-word="false" fo:text-indent="0cm" style:auto-text-indent="false"/>
      <style:text-properties fo:font-size="10pt" fo:font-weight="bold" style:font-size-asian="10pt" style:font-weight-asian="bold" style:font-size-complex="10pt" style:font-weight-complex="bold"/>
    </style:style>
    <style:style style:name="P23" style:family="paragraph" style:parent-style-name="InfoBlue">
      <style:text-properties fo:color="#000000" style:font-name="Calibri1" fo:font-size="10pt" fo:font-style="normal" style:font-size-asian="10pt" style:font-style-asian="normal" style:font-size-complex="10pt" style:font-style-complex="normal"/>
    </style:style>
    <style:style style:name="P24" style:family="paragraph" style:parent-style-name="InfoBlue">
      <style:paragraph-properties fo:margin-top="0cm" fo:margin-bottom="0.282cm" style:line-height-at-least="0.457cm" style:text-autospace="none"/>
      <style:text-properties style:font-name="Calibri1" fo:font-size="10pt" fo:language="zxx" fo:country="none" fo:font-weight="bold" style:font-name-asian="Calibri" style:font-size-asian="10pt" style:font-weight-asian="bold" style:font-name-complex="Calibri" style:font-size-complex="10pt" style:font-weight-complex="bold"/>
    </style:style>
    <style:style style:name="T1" style:family="text">
      <style:text-properties style:font-name="Calibri" fo:language="zxx" fo:country="none" fo:font-weight="bold" style:font-name-asian="Calibri" style:font-weight-asian="bold" style:font-name-complex="Calibri" style:font-weight-complex="bold"/>
    </style:style>
    <style:style style:name="T2" style:family="text">
      <style:text-properties style:font-name="Calibri" fo:language="zxx" fo:country="none" fo:font-weight="normal" style:font-name-asian="Calibri" style:font-weight-asian="normal" style:font-name-complex="Calibri" style:font-weight-complex="normal"/>
    </style:style>
    <style:style style:name="T3" style:family="text">
      <style:text-properties style:font-name="Calibri" fo:language="zxx" fo:country="none" style:font-name-asian="Calibri" style:font-name-complex="Calibri"/>
    </style:style>
    <style:style style:name="T4" style:family="text">
      <style:text-properties style:font-name="Calibri" fo:language="zxx" fo:country="none" fo:font-style="normal" fo:font-weight="normal" style:font-name-asian="Calibri" style:font-style-asian="normal" style:font-weight-asian="normal" style:font-name-complex="Calibri" style:font-style-complex="normal" style:font-weight-complex="normal"/>
    </style:style>
    <style:style style:name="T5" style:family="text">
      <style:text-properties style:font-name="Calibri1" fo:language="zxx" fo:country="none" fo:font-style="normal" fo:font-weight="normal" style:font-name-asian="Calibri" style:language-asian="zxx" style:country-asian="none" style:font-style-asian="normal" style:font-weight-asian="normal" style:font-name-complex="Calibri" style:language-complex="zxx" style:country-complex="none" style:font-style-complex="normal" style:font-weight-complex="normal"/>
    </style:style>
    <style:style style:name="T6" style:family="text">
      <style:text-properties style:font-name="Calibri1" fo:language="zxx" fo:country="none" fo:font-style="normal" fo:font-weight="bold" style:font-name-asian="Calibri" style:language-asian="zxx" style:country-asian="none" style:font-style-asian="normal" style:font-weight-asian="bold" style:font-name-complex="Calibri" style:language-complex="zxx" style:country-complex="none" style:font-style-complex="normal" style:font-weight-complex="bold"/>
    </style:style>
    <style:style style:name="T7" style:family="text">
      <style:text-properties fo:font-weight="bold" style:font-weight-asian="bold" style:font-weight-complex="bold"/>
    </style:style>
    <style:style style:name="T8" style:family="text">
      <style:text-properties fo:font-variant="normal" fo:text-transform="none" fo:color="#252525" fo:letter-spacing="normal" fo:font-style="normal" fo:font-weight="normal"/>
    </style:style>
    <style:style style:name="T9" style:family="text">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T10" style:family="text">
      <style:text-properties fo:language="zxx" fo:country="none" fo:font-weight="bold" style:font-name-asian="Calibri" style:font-weight-asian="bold" style:font-name-complex="Calibri" style:font-weight-complex="bold"/>
    </style:style>
    <style:style style:name="T11" style:family="text">
      <style:text-properties fo:font-size="10pt" fo:language="zxx" fo:country="none" fo:font-weight="bold" style:font-name-asian="Calibri" style:font-size-asian="10pt" style:font-weight-asian="bold" style:font-name-complex="Calibri"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Version</text:p>
          </table:table-cell>
          <table:table-cell table:style-name="Table2.A1" office:value-type="string">
            <text:p text:style-name="P1">Datum</text:p>
          </table:table-cell>
          <table:table-cell table:style-name="Table2.C1" table:number-rows-spanned="2" office:value-type="string">
            <text:p text:style-name="P10">Visionsdokument</text:p>
          </table:table-cell>
          <table:table-cell table:style-name="Table2.D1" office:value-type="string">
            <text:p text:style-name="P1">Författare</text:p>
          </table:table-cell>
        </table:table-row>
        <table:table-row>
          <table:table-cell table:style-name="Table2.A2" office:value-type="string">
            <text:p text:style-name="P2">1.3</text:p>
          </table:table-cell>
          <table:table-cell table:style-name="Table2.A2" office:value-type="string">
            <text:p text:style-name="P2">2014-09-12</text:p>
          </table:table-cell>
          <table:covered-table-cell/>
          <table:table-cell table:style-name="Table2.D2" office:value-type="string">
            <text:p text:style-name="P2">dt222cc</text:p>
          </table:table-cell>
        </table:table-row>
      </table:table>
      <text:p text:style-name="P5"/>
      <text:p text:style-name="P13">1.<text:tab/>Introduktion</text:p>
      <text:p text:style-name="P11"><text:span text:style-name="T3">Systemet är tänkt att automatisera uppsättningen och hanteringen av en gymnastiktävlingssäsong. Systemet skall hantera träffar med flera tävlingar, registrering av lag, poängbedömning och poängräkning samt administration.</text:span></text:p>
      <text:list xml:id="list4402495503318573057" text:style-name="L8">
        <text:list-item>
          <text:p text:style-name="P15"><text:span text:style-name="T1">Ställning</text:span></text:p>
        </text:list-item>
      </text:list>
      <text:p text:style-name="P19"><text:span text:style-name="T10">2.1<text:tab/>Ställnings uttalande</text:span></text:p>
      <table:table table:name="Table1" table:style-name="Table1">
        <table:table-column table:style-name="Table1.A"/>
        <table:table-column table:style-name="Table1.B"/>
        <table:table-row table:style-name="Table1.1">
          <table:table-cell table:style-name="Table1.A1" office:value-type="string">
            <text:p text:style-name="P3">Problemet med</text:p>
          </table:table-cell>
          <table:table-cell table:style-name="Table1.B1" office:value-type="string">
            <text:p text:style-name="P23">gymnastiktävlingssystemet</text:p>
          </table:table-cell>
        </table:table-row>
        <table:table-row table:style-name="Table1.1">
          <table:table-cell table:style-name="Table1.A2" office:value-type="string">
            <text:p text:style-name="P3">omfattar</text:p>
          </table:table-cell>
          <table:table-cell table:style-name="Table1.B2" office:value-type="string">
            <text:p text:style-name="P23">hela tävlingssäsongen/ligan</text:p>
          </table:table-cell>
        </table:table-row>
        <table:table-row table:style-name="Table1.1">
          <table:table-cell table:style-name="Table1.A2" office:value-type="string">
            <text:p text:style-name="P3">vars inverkan är</text:p>
          </table:table-cell>
          <table:table-cell table:style-name="Table1.B2" office:value-type="string">
            <text:p text:style-name="P23">ingen tävlingssäsong alls och</text:p>
          </table:table-cell>
        </table:table-row>
        <table:table-row table:style-name="Table1.1">
          <table:table-cell table:style-name="Table1.A4" office:value-type="string">
            <text:p text:style-name="P4">en lyckad lösning innebär</text:p>
          </table:table-cell>
          <table:table-cell table:style-name="Table1.B4" office:value-type="string">
            <text:p text:style-name="P23">att man kan då hålla en tävlingssäsong.</text:p>
          </table:table-cell>
        </table:table-row>
      </table:table>
      <text:p text:style-name="P17"><text:span text:style-name="T11"/></text:p>
      <text:p text:style-name="P19"><text:span text:style-name="T10">2.2<text:tab/>Produktsställnings uttalande</text:span></text:p>
      <table:table table:name="Table3" table:style-name="Table3">
        <table:table-column table:style-name="Table3.A"/>
        <table:table-column table:style-name="Table3.B"/>
        <table:table-row table:style-name="Table3.1">
          <table:table-cell table:style-name="Table3.A1" office:value-type="string">
            <text:p text:style-name="P3">För</text:p>
          </table:table-cell>
          <table:table-cell table:style-name="Table3.B1" office:value-type="string">
            <text:p text:style-name="P23">de som håller tävlingssäsongen/ligan</text:p>
          </table:table-cell>
        </table:table-row>
        <table:table-row table:style-name="Table3.1">
          <table:table-cell table:style-name="Table3.A2" office:value-type="string">
            <text:p text:style-name="P3">som</text:p>
          </table:table-cell>
          <table:table-cell table:style-name="Table3.B2" office:value-type="string">
            <text:p text:style-name="P23">behöver en tävlingssystem.</text:p>
          </table:table-cell>
        </table:table-row>
        <table:table-row table:style-name="Table3.1">
          <table:table-cell table:style-name="Table3.A2" office:value-type="string">
            <text:p text:style-name="P3">Gymnastiktävlingssystemet</text:p>
          </table:table-cell>
          <table:table-cell table:style-name="Table3.B2" office:value-type="string">
            <text:p text:style-name="P23">är en tävlingssystem</text:p>
          </table:table-cell>
        </table:table-row>
        <table:table-row table:style-name="Table3.1">
          <table:table-cell table:style-name="Table3.A2" office:value-type="string">
            <text:p text:style-name="P3">som</text:p>
          </table:table-cell>
          <table:table-cell table:style-name="Table3.B2" office:value-type="string">
            <text:p text:style-name="P20"><text:span text:style-name="T3">skall hantera träffar med flera tävlingar, registrering av lag, poängbedömning och poängräkning samt administration.</text:span></text:p>
          </table:table-cell>
        </table:table-row>
        <table:table-row table:style-name="Table3.1">
          <table:table-cell table:style-name="Table3.A5" office:value-type="string">
            <text:p text:style-name="P4">Vår produkt</text:p>
          </table:table-cell>
          <table:table-cell table:style-name="Table3.B5" office:value-type="string">
            <text:p text:style-name="P23">är mycket enkelt att underhålla och användarna får inga problem eller hinder för att hantera deras uppgifter.</text:p>
          </table:table-cell>
        </table:table-row>
      </table:table>
      <text:p text:style-name="P24"/>
      <text:p text:style-name="P6">3.<text:tab/>Lista på aktörer(stakeholders):</text:p>
      <table:table table:name="Aktörer(Stakeholders)" table:style-name="Aktörer_28_Stakeholders_29_">
        <table:table-column table:style-name="Aktörer_28_Stakeholders_29_.A"/>
        <table:table-column table:style-name="Aktörer_28_Stakeholders_29_.B"/>
        <table:table-column table:style-name="Aktörer_28_Stakeholders_29_.C"/>
        <table:table-row table:style-name="Aktörer_28_Stakeholders_29_.1">
          <table:table-cell table:style-name="Aktörer_28_Stakeholders_29_.A1" office:value-type="string">
            <text:p text:style-name="P22">Namn</text:p>
          </table:table-cell>
          <table:table-cell table:style-name="Aktörer_28_Stakeholders_29_.B1" office:value-type="string">
            <text:p text:style-name="P22">Beskrivning</text:p>
          </table:table-cell>
          <table:table-cell table:style-name="Aktörer_28_Stakeholders_29_.C1" office:value-type="string">
            <text:p text:style-name="P22">Uppgifter</text:p>
          </table:table-cell>
        </table:table-row>
        <table:table-row>
          <table:table-cell table:style-name="Aktörer_28_Stakeholders_29_.A2" office:value-type="string">
            <text:p text:style-name="P21">Administratör</text:p>
          </table:table-cell>
          <table:table-cell table:style-name="Aktörer_28_Stakeholders_29_.B2" office:value-type="string">
            <text:p text:style-name="P21"><text:span text:style-name="T8">Den person som ansvarar för eller utför det administrativa arbetet</text:span></text:p>
          </table:table-cell>
          <table:table-cell table:style-name="Aktörer_28_Stakeholders_29_.C2" office:value-type="string">
            <text:p text:style-name="P21">De ska kunna hantera olika aspekter i systemet utan några problem eller hinder</text:p>
          </table:table-cell>
        </table:table-row>
        <table:table-row>
          <table:table-cell table:style-name="Aktörer_28_Stakeholders_29_.A3" office:value-type="string">
            <text:p text:style-name="P21">Lag (tävlande)</text:p>
          </table:table-cell>
          <table:table-cell table:style-name="Aktörer_28_Stakeholders_29_.B2" office:value-type="string">
            <text:p text:style-name="P7">Varje lag tillhör en klubb som tillhör ligan. Laget rekryterar medlemmar.</text:p>
          </table:table-cell>
          <table:table-cell table:style-name="Aktörer_28_Stakeholders_29_.C2" office:value-type="string">
            <text:p text:style-name="P21">I deras synvinkel ska applikationen och webbsidan vara lätt läst och ska vara lätt att navigera runt och hitta det de söker efter.</text:p>
          </table:table-cell>
        </table:table-row>
        <table:table-row>
          <table:table-cell table:style-name="Aktörer_28_Stakeholders_29_.A4" office:value-type="string">
            <text:p text:style-name="P21">Juryn (domare)</text:p>
          </table:table-cell>
          <table:table-cell table:style-name="Aktörer_28_Stakeholders_29_.B4" office:value-type="string">
            <text:p text:style-name="P21">Varje gren har en jury för poängbedömning. Juryn består av kvalificerade domare som är certifierade för att döma grenen.</text:p>
          </table:table-cell>
          <table:table-cell table:style-name="Aktörer_28_Stakeholders_29_.C4" office:value-type="string">
            <text:p text:style-name="P21">Domarna ska kunna veta var de ska vara. Systemet ska se till att kvalificerade domare finns på alla träffar och fördelas på deltävlingar och grenar.</text:p>
          </table:table-cell>
        </table:table-row>
      </table:table>
      <text:p text:style-name="P18"><text:span text:style-name="T5"/></text:p>
      <text:p text:style-name="P16"><text:span text:style-name="T5"/></text:p>
      <text:p text:style-name="P16"><text:span text:style-name="T5"/></text:p>
      <text:p text:style-name="P16"><text:span text:style-name="T5"/></text:p>
      <text:p text:style-name="P16"><text:span text:style-name="T5"/></text:p>
      <text:p text:style-name="P16"><text:soft-page-break/><text:span text:style-name="T5"/></text:p>
      <text:p text:style-name="P14"><text:span text:style-name="T6">4.</text:span><text:span text:style-name="T5"><text:tab/></text:span><text:span text:style-name="T6">Produkt översikt</text:span></text:p>
      <text:p text:style-name="P12"><text:span text:style-name="T7">4.1<text:tab/>Funktionella krav för första release:</text:span></text:p>
      <text:list xml:id="list9040369459717969061" text:style-name="L5">
        <text:list-item>
          <text:p text:style-name="P8"><text:span text:style-name="T1">Hantering av användare.</text:span><text:span text:style-name="T2"><text:line-break/>Man ska kunna registrera olika typer av användare med olika behörigheter i systemet.<text:line-break/>Användaren ska kunna logga in i systemet för att utföra deras uppgifter som de är behöriga att utföra.</text:span></text:p>
        </text:list-item>
        <text:list-item>
          <text:p text:style-name="P8"><text:span text:style-name="T1">Hantering av träffar</text:span><text:span text:style-name="T2"><text:line-break/>Administratörer ska kunna lägga till, ta bort eller redigera olika träffar.</text:span></text:p>
        </text:list-item>
        <text:list-item>
          <text:p text:style-name="P9"><text:span text:style-name="T3">Hantering av flera tävlingar (deltävlingar)<text:line-break/></text:span><text:span text:style-name="T2">Träffar ska innehålla deltävlingar och varje deltävling ska vara inom en viss kategori (singeltävling, grupptävling, män, kvinnor, etc). Hanteras av administrationsbehöriga.</text:span></text:p>
        </text:list-item>
        <text:list-item>
          <text:p text:style-name="P9"><text:span text:style-name="T3">Hantering av grenar<text:line-break/></text:span><text:span text:style-name="T2">Deltävlingar kan ha grenar. Administratörer ska kunna lägga till, ta bort och redigera grenarna.</text:span></text:p>
        </text:list-item>
        <text:list-item>
          <text:p text:style-name="P9"><text:span text:style-name="T3">Registrering av lag<text:line-break/></text:span><text:span text:style-name="T2">Varje lag ska kunna registrera sig. En utvald representativ registrerar laget och anger uppgifter om sitt lag. Man/kvin – lag? Junior/senior – lag?</text:span></text:p>
        </text:list-item>
        <text:list-item>
          <text:p text:style-name="P9"><text:span text:style-name="T3">Anmäla sig till träff<text:line-break/></text:span><text:span text:style-name="T2">Varje lag ska kunna anmäla sig till en träff. </text:span><text:span text:style-name="T4">När ett lag anmäler sig till en träff placeras de automatiskt till alla deltävlingar som det laget kan delta i.</text:span></text:p>
        </text:list-item>
        <text:list-item>
          <text:p text:style-name="P9"><text:span text:style-name="T3">Poänghantering<text:line-break/></text:span><text:span text:style-name="T2">Domarna i juryn poängbedömer och sekreteraren räknar ut poängen genom att utesluta det högsta och lägsta poängen och beräknar medelvärdet av de resterande poängen. Resultatet motsvaran gymnastens poäng. Sekreteraren matar då in poängen i systemet för att registrera poängen.</text:span></text:p>
        </text:list-item>
        <text:list-item>
          <text:p text:style-name="P9"><text:span text:style-name="T3">Publicera poägen<text:line-break/></text:span><text:span text:style-name="T2">Då tävlingssäsongen är slut, samlar systemet alla poäng för de olika lagen i en lista och publicerar den. </text:span></text:p>
        </text:list-item>
        <text:list-item>
          <text:p text:style-name="P9"><text:span text:style-name="T3">Övriga funkionaliteter<text:line-break/></text:span><text:span text:style-name="T2">Göra säsongscheman. Utöver publicera poäng ska man kunna visa resultat för säsongen, deltävlingar, grenar och gymnasterna.</text:span></text:p>
        </text:list-item>
      </text:list>
      <text:p text:style-name="P5"><text:span text:style-name="T9"/></text:p>
      <text:p text:style-name="P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font-name-complex="Tim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Calibri1"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9M</meta:editing-duration>
    <meta:editing-cycles>27</meta:editing-cycles>
    <meta:generator>OpenOffice/4.1.1$Win32 OpenOffice.org_project/411m6$Build-9775</meta:generator>
    <dc:date>2014-12-09T19:26:23.19</dc:date>
    <dc:creator>Sing Trinh</dc:creator>
    <meta:document-statistic meta:table-count="4" meta:image-count="0" meta:object-count="0" meta:page-count="2" meta:paragraph-count="54" meta:word-count="473" meta:character-count="3220"/>
    <meta:user-defined meta:name="Info 1"/>
    <meta:user-defined meta:name="Info 2"/>
    <meta:user-defined meta:name="Info 3"/>
    <meta:user-defined meta:name="Info 4"/>
  </office:meta>
</office:document-meta>
</file>